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222222" style:font-name="Times New Roman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 Sir,</text:span><text:line-break/><text:line-break/><text:span text:style-name="T1">I would like to inform you that I want to resign from the post of (designation) with effect from (joining date) because of personal reasons. In this connection, I have to state as follows:</text:span><text:line-break/><text:line-break/><text:span text:style-name="T1">I relish with gratitude the days I have spent in our esteemed organization. During this working period, I have learnt a lot from the organization which will definitely help me in my future life. I thank you for your motivation and guidance in my personal development. </text:span><text:line-break/><text:line-break/><text:span text:style-name="T1">I kindly request you to accept this resignation letter and relieve me of my duties with effect from (releving da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gc </meta:initial-creator>
    <meta:creation-date>2014-03-28T13:42:35</meta:creation-date>
    <dc:date>2014-03-28T13:48:38</dc:date>
    <dc:creator>jyo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102" meta:character-count="587" meta:non-whitespace-character-count="482"/>
  </office:meta>
</office:document-meta>
</file>